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3485515" text:style-name="L1">
        <text:list-item>
          <text:p text:style-name="P1">Create a simulator</text:p>
        </text:list-item>
      </text:list>
      <text:list xml:id="list1725368925" text:style-name="L3">
        <text:list-item>
          <text:p text:style-name="P2">trader</text:p>
        </text:list-item>
        <text:list-item>
          <text:p text:style-name="P2">data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  <text:p text:style-name="P2"/>
        </text:list-item>
      </text:list>
      <text:list xml:id="list1190008780" text:continue-list="list823485515" text:style-name="L1">
        <text:list-item>
          <text:p text:style-name="P1">Create a trader in the simulator</text:p>
          <text:list>
            <text:list-item>
              <text:p text:style-name="P1">Set the trader to be 'sim mode':</text:p>
              <text:list>
                <text:list-item>
                  <text:p text:style-name="P1">Set sim timer of trader<text:tab/></text:p>
                </text:list-item>
                <text:list-item>
                  <text:p text:style-name="P1">Set sim order sender of trader</text:p>
                </text:list-item>
              </text:list>
            </text:list-item>
            <text:list-item>
              <text:p text:style-name="P1">Set data filter of trader (based on testing data)</text:p>
            </text:list-item>
            <text:list-item>
              <text:p text:style-name="P1">Set parameters of trader </text:p>
            </text:list-item>
            <text:list-item>
              <text:p text:style-name="P1">Set others of trader</text:p>
            </text:list-item>
          </text:list>
          <text:p text:style-name="P1"/>
        </text:list-item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the cycle of simulator</text:p>
        </text:list-item>
        <text:list-item>
          <text:p text:style-name="P1">Set market data name for transaction matching</text:p>
        </text:list-item>
        <text:list-item>
          <text:p text:style-name="P1">Set data matcher for each market data</text:p>
        </text:list-item>
        <text:list-item>
          <text:p text:style-name="P1">Set order matcher of simulator</text:p>
        </text:list-item>
        <text:list-item>
          <text:p text:style-name="P1">Set portfolio manager of simulator</text:p>
        </text:list-item>
      </text:list>
      <text:p text:style-name="Standard"/>
      <text:list xml:id="list1974847316" text:continue-numbering="true" text:style-name="L1"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05T00:30:16</dc:date>
    <dc:creator>brandon </dc:creator>
    <meta:editing-duration>PT17M23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30" meta:word-count="160" meta:character-count="799" meta:non-whitespace-character-count="696"/>
  </office:meta>
</office:document-meta>
</file>